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81.3mm" svg:height="10.11mm" svg:x="6.32mm" svg:y="1.33mm" draw:control="control1"/>
          <draw:control draw:z-index="1" draw:style-name="gr1" draw:text-style-name="P2" svg:width="70mm" svg:height="6.65mm" svg:x="91.14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table:style-name="Default" office:value-type="string" calcext:value-type="string">
            <text:p>癒し自然映像</text:p>
          </table:table-cell>
          <table:table-cell table:style-name="Default"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UNISON SQUARE GARDEN「プログラムcontinued(15th style)」Music Video.mp4</text:p>
          </table:table-cell>
          <table:table-cell office:value-type="string" calcext:value-type="string">
            <text:p>UNISON SQUARE GARDEN</text:p>
          </table:table-cell>
          <table:table-cell table:style-name="Default" office:value-type="string" calcext:value-type="string">
            <text:p>プログラムcontinued(15th style)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YmckDVD.MP4</text:p>
          </table:table-cell>
          <table:table-cell table:style-name="Default" office:value-type="string" calcext:value-type="string">
            <text:p>YMCK</text:p>
          </table:table-cell>
          <table:table-cell table:style-name="Default"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50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/00/00</text:date>, <text:time style:data-style-name="N2" text:time-value="19:03:49.758778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5T19:10:05.039648504</dc:date>
    <meta:editing-duration>PT2H10M37S</meta:editing-duration>
    <meta:editing-cycles>65</meta:editing-cycles>
    <meta:generator>LibreOffice/6.1.5.2$Linux_ARM_EABI LibreOffice_project/10$Build-2</meta:generator>
    <meta:document-statistic meta:table-count="1" meta:cell-count="96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s」キー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